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0pt" fo:font-weight="bold" officeooo:rsid="000b26a5" officeooo:paragraph-rsid="000b26a5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0ed95c" officeooo:paragraph-rsid="000b26a5"/>
    </style:style>
    <style:style style:name="P3" style:family="paragraph" style:parent-style-name="Standard">
      <style:paragraph-properties fo:text-align="center" style:justify-single-word="false"/>
      <style:text-properties officeooo:rsid="000dc0ab" officeooo:paragraph-rsid="000b26a5"/>
    </style:style>
    <style:style style:name="P4" style:family="paragraph" style:parent-style-name="Standard">
      <style:text-properties officeooo:rsid="000dc0ab" officeooo:paragraph-rsid="000b26a5"/>
    </style:style>
    <style:style style:name="P5" style:family="paragraph" style:parent-style-name="Standard">
      <style:text-properties officeooo:paragraph-rsid="000b26a5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0ed95c" officeooo:paragraph-rsid="000b26a5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officeooo:rsid="000ed95c" officeooo:paragraph-rsid="000b26a5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b26a5" officeooo:paragraph-rsid="000b26a5" style:font-size-asian="14pt" style:font-size-complex="14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dc0ab" style:font-size-asian="14pt" style:font-size-complex="14pt"/>
    </style:style>
    <style:style style:name="T3" style:family="text">
      <style:text-properties officeooo:rsid="000f3105"/>
    </style: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 #c0c0c0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DeDo" form:control-implementation="ooo:com.sun.star.form.component.CheckBox" xml:id="control1" form:id="control1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Nach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o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lass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MaMO" form:control-implementation="ooo:com.sun.star.form.component.CheckBox" xml:id="control5" form:id="control5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Di" form:control-implementation="ooo:com.sun.star.form.component.CheckBox" xml:id="control6" form:id="control6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DeMO" form:control-implementation="ooo:com.sun.star.form.component.CheckBox" xml:id="control7" form:id="control7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Name:<text:tab/></text:span><draw:control text:anchor-type="as-char" svg:y="-0.566cm" draw:z-index="1" draw:name="Steuerelement 1" draw:style-name="gr2" draw:text-style-name="P10" svg:width="4.915cm" svg:height="0.899cm" draw:control="control2"/><text:tab/><text:tab/><text:span text:style-name="T1">Vorname:</text:span><text:tab/><draw:control text:anchor-type="as-char" svg:y="-0.566cm" draw:z-index="2" draw:name="Steuerelement 2" draw:style-name="gr2" draw:text-style-name="P10" svg:width="4.915cm" svg:height="0.899cm" draw:control="control3"/></text:p>
      <text:p text:style-name="P4"/>
      <text:p text:style-name="P5"><text:span text:style-name="T2">Klasse</text:span><text:span text:style-name="T3"><text:tab/></text:span><text:span text:style-name="T3"><draw:control text:anchor-type="as-char" svg:y="-0.566cm" draw:z-index="3" draw:name="Steuerelement 7" draw:style-name="gr2" draw:text-style-name="P10" svg:width="4.915cm" svg:height="0.899cm" draw:control="control4"/></text:span></text:p>
      <text:p text:style-name="P4"/>
      <text:p text:style-name="P4"/>
      <text:p text:style-name="P3"/>
      <text:p text:style-name="P6">Kurs M-1 (Mathe)</text:p>
      <text:p text:style-name="P2"/>
      <text:p text:style-name="P7">Mo.,<text:tab/><text:tab/>08:00-11:00<text:tab/><text:tab/><draw:control text:anchor-type="as-char" draw:z-index="4" draw:name="Steuerelement 3" draw:style-name="gr1" draw:text-style-name="P9" svg:width="1.791cm" svg:height="0.56cm" draw:control="control5"/></text:p>
      <text:p text:style-name="P7">Di.,<text:tab/><text:tab/>12:00- 15:00<text:tab/><draw:control text:anchor-type="as-char" draw:z-index="5" draw:name="Steuerelement 4" draw:style-name="gr1" draw:text-style-name="P9" svg:width="1.791cm" svg:height="0.56cm" draw:control="control6"/></text:p>
      <text:p text:style-name="P2"/>
      <text:p text:style-name="P7">Raum: A.1.15</text:p>
      <text:p text:style-name="P2"/>
      <text:p text:style-name="P6">Kurs D-1(Deutsch)</text:p>
      <text:p text:style-name="P2"/>
      <text:p text:style-name="P7">Mo.,<text:tab/><text:tab/>12:00-15:00<text:tab/><text:tab/><draw:control text:anchor-type="as-char" draw:z-index="6" draw:name="Steuerelement 6" draw:style-name="gr1" draw:text-style-name="P9" svg:width="1.791cm" svg:height="0.56cm" draw:control="control7"/></text:p>
      <text:p text:style-name="P7">Do.,<text:tab/><text:tab/>08:00- 11:00<text:tab/><draw:control text:anchor-type="as-char" draw:z-index="0" draw:name="Steuerelement 5" draw:style-name="gr1" draw:text-style-name="P9" svg:width="1.791cm" svg:height="0.56cm" draw:control="control1"/></text:p>
      <text:p text:style-name="P8"/>
      <text:p text:style-name="P8">Raum: A1.1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fo:font-weight="bold" officeooo:rsid="000b26a5" officeooo:paragraph-rsid="000b26a5" style:font-size-asian="17.5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nmeldung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2:04.271000000</meta:creation-date>
    <dc:date>2024-06-03T12:53:27.784000000</dc:date>
    <meta:editing-duration>PT11M5S</meta:editing-duration>
    <meta:editing-cycles>1</meta:editing-cycles>
    <meta:document-statistic meta:table-count="0" meta:image-count="0" meta:object-count="0" meta:page-count="1" meta:paragraph-count="11" meta:word-count="23" meta:character-count="165" meta:non-whitespace-character-count="139"/>
    <meta:generator>LibreOffice/24.2.3.2$Windows_X86_64 LibreOffice_project/433d9c2ded56988e8a90e6b2e771ee4e6a5ab2ba</meta:generator>
  </office:meta>
</office:document-meta>
</file>